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5"/>
          <table:table-cell table:style-name="ce21" table:number-columns-repeated="5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5"/>
          <table:table-cell table:style-name="ce21" table:number-columns-repeated="5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 office:value-type="string" calcext:value-type="string">
            <text:p><text:span text:style-name="T1">OTESTOVAŤ EŠTE RAZ</text:span>! SO SPRAVNOU IP ADRESOU</text:p>
          </table:table-cell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 IPv6 </text:p>
          </table:table-cell>
          <table:table-cell table:style-name="ce5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22" office:value-type="string" calcext:value-type="string">
            <text:p>Príkaz “standby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RR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VRR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 office:value-type="string" calcext:value-type="string">
            <text:p><text:span text:style-name="T1">OTESTOVAŤ EŠTE RAZ</text:span>! V GLOBALNOM KONFIG MODE</text:p>
          </table:table-cell>
          <table:table-cell table:style-name="ce7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7" office:value-type="string" calcext:value-type="string">
            <text:p><text:span text:style-name="T1">OTESTOVAŤ EŠTE RAZ</text:span>!</text:p>
          </table:table-cell>
          <table:table-cell table:style-name="ce22" office:value-type="string" calcext:value-type="string">
            <text:p>Príkaz “glbp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7" office:value-type="string" calcext:value-type="string">
            <text:p><text:span text:style-name="T1">OTESTOVAŤ EŠTE RAZ</text:span>! EXPLICITNE NASTAVIT ROUTER-ID</text:p>
          </table:table-cell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9" office:value-type="string" calcext:value-type="string">
            <text:p>Frame Relay</text:p>
          </table:table-cell>
          <table:table-cell table:style-name="ce5" table:number-columns-repeated="3"/>
          <table:table-cell table:style-name="ce7" office:value-type="string" calcext:value-type="string">
            <text:p>Nemá sériové rozhrania, ale príkaz “frame-relay” je v globálnom konfiguračnom móde prítom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S-IS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7" office:value-type="string" calcext:value-type="string">
            <text:p>Príkaz je podporovaný, ale funkcionalita neotestovaná</text:p>
          </table:table-cell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2"/>
          <table:table-cell table:style-name="ce7"/>
          <table:table-cell table:style-name="ce5" table:number-columns-repeated="2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7"/>
          <table:table-cell table:style-name="ce7" office:value-type="string" calcext:value-type="string">
            <text:p>Príkaz “fhrp version vrrp v3” nie je podporova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7"/>
          <table:table-cell table:style-name="ce7" office:value-type="string" calcext:value-type="string">
            <text:p>Príkaz “fhrp version vrrp v3” nie je podporova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5" table:number-columns-repeated="2"/>
          <table:table-cell table:style-name="ce21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5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Default"/>
          <table:table-cell table:number-columns-repeated="7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number-columns-repeated="1012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8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4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119">
          <table:table-cell table:style-name="Default"/>
          <table:table-cell table:number-columns-repeated="1023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2:00:56.052975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2T15:47:36.598319498</dc:date>
    <meta:editing-duration>PT20H39M23S</meta:editing-duration>
    <meta:editing-cycles>95</meta:editing-cycles>
    <meta:generator>LibreOffice/6.0.0.3$Linux_X86_64 LibreOffice_project/00m0$Build-3</meta:generator>
    <meta:document-statistic meta:table-count="1" meta:cell-count="252" meta:object-count="0"/>
  </office:meta>
</office:document-meta>
</file>